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.35663in, 0in, 0in, 0in)" draw:stroke="non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frame draw:id="id63" draw:style-name="a381" draw:name="Picture 4" svg:x="2.04249in" svg:y="0in" svg:width="10.1696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4.38679in" svg:y="1.68515in" svg:width="1.1811in" svg:height="1.1811in" draw:id="id64" draw:style-name="a384" draw:name="Rectangle: Rounded Corners 5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35535in" svg:y="2.5689in" svg:width="1.1811in" svg:height="1.1811in" draw:id="id65" draw:style-name="a387" draw:name="Rectangle: Rounded Corners 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9308in" svg:y="3.75in" svg:width="1.1811in" svg:height="1.1811in" draw:id="id66" draw:style-name="a390" draw:name="Rectangle: Rounded Corners 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63837in" svg:y="5.11597in" svg:width="1.1811in" svg:height="1.1811in" draw:id="id67" draw:style-name="a393" draw:name="Rectangle: Rounded Corners 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814in" svg:y="3.11321in" svg:width="0.83481in" svg:height="0.83481in" draw:id="id68" draw:style-name="a396" draw:name="Rectangle: Rounded Corners 9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92478in" svg:y="4.09629in" svg:width="0.83481in" svg:height="0.83481in" draw:id="id69" draw:style-name="a399" draw:name="Rectangle: Rounded Corners 10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53675in" svg:y="4.9311in" svg:width="1.1811in" svg:height="1.1811in" draw:id="id70" draw:style-name="a402" draw:name="Rectangle: Rounded Corners 12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867in" svg:y="2.44885in" svg:width="0.83481in" svg:height="0.83481in" draw:id="id71" draw:style-name="a405" draw:name="Rectangle: Rounded Corners 13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75385in" svg:y="0.14308in" svg:width="0.67601in" svg:height="0.67601in" draw:id="id72" draw:style-name="a408" draw:name="Rectangle: Rounded Corners 14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37985in" svg:y="0.71179in" svg:width="0.67601in" svg:height="0.67601in" draw:id="id73" draw:style-name="a411" draw:name="Rectangle: Rounded Corners 15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513in" svg:y="0.45924in" svg:width="0.67601in" svg:height="0.67601in" draw:id="id74" draw:style-name="a414" draw:name="Rectangle: Rounded Corners 16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9319in" svg:y="1.13525in" svg:width="0.41028in" svg:height="0.41028in" draw:id="id75" draw:style-name="a417" draw:name="Rectangle: Rounded Corners 17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82722in" svg:y="1.60291in" svg:width="0.41028in" svg:height="0.41028in" draw:id="id76" draw:style-name="a420" draw:name="Rectangle: Rounded Corners 18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82722in" svg:y="2.07056in" svg:width="0.41028in" svg:height="0.41028in" draw:id="id77" draw:style-name="a423" draw:name="Rectangle: Rounded Corners 19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62447in" svg:y="1.77321in" svg:width="0.41028in" svg:height="0.41028in" draw:id="id78" draw:style-name="a426" draw:name="Rectangle: Rounded Corners 20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84906in" svg:y="2.68703in" svg:width="0.41028in" svg:height="0.41028in" draw:id="id79" draw:style-name="a429" draw:name="Rectangle: Rounded Corners 2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74165in" svg:y="3.1632in" svg:width="0.41028in" svg:height="0.41028in" draw:id="id80" draw:style-name="a432" draw:name="Rectangle: Rounded Corners 2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33161in" svg:y="4.13541in" svg:width="0.41028in" svg:height="0.41028in" draw:id="id81" draw:style-name="a435" draw:name="Rectangle: Rounded Corners 23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29434in" svg:y="3.95669in" svg:width="0.41028in" svg:height="0.41028in" draw:id="id82" draw:style-name="a438" draw:name="Rectangle: Rounded Corners 24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7584in" svg:y="3.42636in" svg:width="0.41028in" svg:height="0.41028in" draw:id="id83" draw:style-name="a441" draw:name="Rectangle: Rounded Corners 25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4198in" svg:y="3.6315in" svg:width="0.41028in" svg:height="0.41028in" draw:id="id84" draw:style-name="a444" draw:name="Rectangle: Rounded Corners 26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15838in" svg:y="4.0673in" svg:width="0.41028in" svg:height="0.41028in" draw:id="id85" draw:style-name="a447" draw:name="Rectangle: Rounded Corners 27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98073in" svg:y="6.09437in" svg:width="0.41028in" svg:height="0.41028in" draw:id="id86" draw:style-name="a450" draw:name="Rectangle: Rounded Corners 28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25802in" svg:y="5.11137in" svg:width="0.41028in" svg:height="0.41028in" draw:id="id87" draw:style-name="a453" draw:name="Rectangle: Rounded Corners 29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44712in" svg:y="4.77641in" svg:width="0.41028in" svg:height="0.41028in" draw:id="id88" draw:style-name="a456" draw:name="Rectangle: Rounded Corners 30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93901in" svg:y="4.88787in" svg:width="0.41028in" svg:height="0.41028in" draw:id="id89" draw:style-name="a459" draw:name="Rectangle: Rounded Corners 31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6809in" svg:y="4.47759in" svg:width="0.41028in" svg:height="0.41028in" draw:id="id90" draw:style-name="a462" draw:name="Rectangle: Rounded Corners 32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5628in" svg:y="4.40077in" svg:width="0.27813in" svg:height="0.27813in" draw:id="id91" draw:style-name="a465" draw:name="Rectangle: Rounded Corners 33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4198in" svg:y="5.3011in" svg:width="0.27813in" svg:height="0.27813in" draw:id="id92" draw:style-name="a468" draw:name="Rectangle: Rounded Corners 34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37501in" svg:y="5.65231in" svg:width="0.27813in" svg:height="0.27813in" draw:id="id93" draw:style-name="a471" draw:name="Rectangle: Rounded Corners 35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56275in" svg:y="5.24353in" svg:width="0.27813in" svg:height="0.27813in" draw:id="id94" draw:style-name="a474" draw:name="Rectangle: Rounded Corners 3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71834in" svg:y="5.5453in" svg:width="0.27813in" svg:height="0.27813in" draw:id="id95" draw:style-name="a477" draw:name="Rectangle: Rounded Corners 37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11424in" svg:y="5.50867in" svg:width="0.41028in" svg:height="0.41028in" draw:id="id96" draw:style-name="a480" draw:name="Rectangle: Rounded Corners 38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90049in" svg:y="2.15862in" svg:width="0.41028in" svg:height="0.41028in" draw:id="id97" draw:style-name="a483" draw:name="Rectangle: Rounded Corners 39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harlie Plumley</meta:initial-creator>
    <dc:creator>Charlie Plumley</dc:creator>
    <meta:creation-date>2024-01-06T01:16:59Z</meta:creation-date>
    <dc:date>2024-01-06T01:21:44Z</dc:date>
    <meta:editing-cycles>1</meta:editing-cycles>
    <meta:editing-duration>PT284S</meta:editing-duration>
    <meta:document-statistic meta:paragraph-count="0" meta:word-count="0"/>
  </office:meta>
</office:document-meta>
</file>